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b59" officeooo:paragraph-rsid="001bab59"/>
    </style:style>
    <style:style style:name="P2" style:family="paragraph" style:parent-style-name="Standard">
      <style:text-properties officeooo:rsid="001d32b9" officeooo:paragraph-rsid="001d32b9"/>
    </style:style>
    <style:style style:name="T1" style:family="text">
      <style:text-properties officeooo:rsid="001d3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ão e Wil</text:p>
      <text:p text:style-name="P1"/>
      <text:p text:style-name="P1"/>
      <text:p text:style-name="P2">Descrição do jogo:</text:p>
      <text:p text:style-name="P2">GDD_do_Tui.com</text:p>
      <text:p text:style-name="P1"/>
      <text:p text:style-name="P1">Objetivos:</text:p>
      <text:p text:style-name="P1">- Familiarizar com a versão nova da Godot (3.0) e portar a versão atual do jogo para essa atualização.</text:p>
      <text:p text:style-name="P1">- Dar continuidade para design dos personagens</text:p>
      <text:p text:style-name="P1">- Criar novas fases, com ou sem hazards</text:p>
      <text:p text:style-name="P1">- Melhorar o balanceamento das magias e outros atributos</text:p>
      <text:p text:style-name="P1"/>
      <text:p text:style-name="P1">Ferramentas a serem usadas:</text:p>
      <text:p text:style-name="P1">- Godot Engine 3.0 <text:span text:style-name="T1">majoritariamente para desenvolvimento do jogo</text:span></text:p>
      <text:p text:style-name="P1">- GitHub (provavelmente um novo repositório para observar e descrever melhor o progresso)</text:p>
      <text:p text:style-name="P1">- <text:span text:style-name="T1">Photoshop ou SAI para produção de arte</text:span></text:p>
      <text:p text:style-name="P1">- <text:span text:style-name="T1">Produção de som/musica?</text:span></text:p>
      <text:p text:style-name="P1"/>
      <text:p text:style-name="P2">Cronograma:</text:p>
      <text:p text:style-name="P2">- Cerco:</text:p>
      <text:p text:style-name="P2"><text:tab/>segundas a partir das 10:00</text:p>
      <text:p text:style-name="P2"><text:tab/>quartas de tarde?</text:p>
      <text:p text:style-name="P2"><text:tab/>Provavelmente mais tempo em casa para arte</text:p>
      <text:p text:style-name="P2">- Tui:</text:p>
      <text:p text:style-name="P2"><text:tab/>24/7 muahahhahah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08:58.071658260</meta:creation-date>
    <dc:date>2018-03-05T10:31:06.157636700</dc:date>
    <meta:editing-duration>PT5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11" meta:character-count="671" meta:non-whitespace-character-count="576"/>
  </office:meta>
</office:document-meta>
</file>